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81.9pt" table:align="margins"/>
    </style:style>
    <style:style style:name="Table1.A" style:family="table-column">
      <style:table-column-properties style:column-width="481.9pt" style:rel-column-width="65535*"/>
    </style:style>
    <style:style style:name="Table1.A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ebe" officeooo:paragraph-rsid="00054ebe"/>
    </style:style>
    <style:style style:name="P2" style:family="paragraph" style:parent-style-name="Text_20_body">
      <style:text-properties officeooo:rsid="00054ebe" officeooo:paragraph-rsid="00054ebe"/>
    </style:style>
    <style:style style:name="P3" style:family="paragraph" style:parent-style-name="Text_20_body">
      <style:text-properties officeooo:rsid="00067c0d" officeooo:paragraph-rsid="00067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fan Kasberger: +43 660 7667461</text:p>
      <text:p text:style-name="P1">Michael Maier: +43 699 12157934</text:p>
      <text:p text:style-name="P3">Timetable: 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asberger</meta:initial-creator>
    <meta:creation-date>2016-03-23T21:52:44.480529825</meta:creation-date>
    <dc:date>2016-03-23T22:40:34.251486362</dc:date>
    <dc:creator>Stefan Kasberger</dc:creator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" meta:word-count="11" meta:character-count="75" meta:non-whitespace-character-count="66"/>
  </office:meta>
</office:document-meta>
</file>